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1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4.42cm"/>
    </style:style>
    <style:style style:name="co9" style:family="table-column">
      <style:table-column-properties fo:break-before="auto" style:column-width="3.9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99ccff" fo:border="0.06pt solid #000000"/>
    </style:style>
    <style:style style:name="ce3" style:family="table-cell" style:parent-style-name="Default">
      <style:table-cell-properties fo:background-color="#0047ff" fo:border="0.06pt solid #000000"/>
    </style:style>
    <style:style style:name="ce4" style:family="table-cell" style:parent-style-name="Default">
      <style:table-cell-properties fo:background-color="#9966cc" fo:border="0.06pt solid #000000"/>
    </style:style>
    <style:style style:name="ce5" style:family="table-cell" style:parent-style-name="Default">
      <style:table-cell-properties fo:background-color="#cfe7f5" fo:border="0.06pt solid #000000"/>
    </style:style>
    <style:style style:name="ce6" style:family="table-cell" style:parent-style-name="Default" style:data-style-name="N11">
      <style:table-cell-properties fo:background-color="#cfe7f5" fo:border="0.06pt solid #000000"/>
    </style:style>
    <style:style style:name="ce7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88cm" svg:height="9.005cm" svg:x="6.28cm" svg:y="7.863cm">
            <draw:object draw:notify-on-update-of-ranges="Hoja1.F1:Hoja1.F2 Hoja1.F3:Hoja1.F16 Hoja1.G1:Hoja1.G2 Hoja1.G3:Hoja1.G16 Hoja1.H1:Hoja1.H2 Hoja1.H3:Hoja1.H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row table:style-name="ro1">
          <table:table-cell table:style-name="ce1"/>
          <table:table-cell table:style-name="ce4" office:value-type="string" calcext:value-type="string">
            <text:p>Febrero</text:p>
          </table:table-cell>
          <table:table-cell table:style-name="ce4" office:value-type="string" calcext:value-type="string">
            <text:p>Marzo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string" calcext:value-type="string">
            <text:p>Mayo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stimadas</text:p>
          </table:table-cell>
          <table:table-cell table:style-name="ce4" office:value-type="string" calcext:value-type="string">
            <text:p>Estimadas con correccion</text:p>
          </table:table-cell>
          <table:table-cell table:style-name="ce4" office:value-type="string" calcext:value-type="string">
            <text:p>Porcentaje completado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5" table:number-columns-repeated="8"/>
          <table:table-cell table:number-columns-repeated="2"/>
        </table:table-row>
        <table:table-row table:style-name="ro2">
          <table:table-cell table:style-name="ce2" office:value-type="string" calcext:value-type="string">
            <text:p>Lanzamiento de proyecto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SUM([.B3:.E3])" office:value-type="float" office:value="38" calcext:value-type="float">
            <text:p>3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44" calcext:value-type="float">
            <text:p>144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7"/>
          <table:table-cell/>
        </table:table-row>
        <table:table-row table:style-name="ro2">
          <table:table-cell table:style-name="ce2"/>
          <table:table-cell table:style-name="ce5" table:number-columns-repeated="4"/>
          <table:table-cell table:style-name="ce5" table:formula="of:=SUM([.B4:.E4]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/>
          <table:table-cell/>
        </table:table-row>
        <table:table-row table:style-name="ro2">
          <table:table-cell table:style-name="ce2" office:value-type="string" calcext:value-type="string">
            <text:p>Implementación vist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table:formula="of:=SUM([.B5:.E5])" office:value-type="float" office:value="23" calcext:value-type="float">
            <text:p>2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9" calcext:value-type="float">
            <text:p>19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mplementación modelo y controlado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table:formula="of:=SUM([.B6:.E6])" office:value-type="float" office:value="10" calcext:value-type="float">
            <text:p>1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8" calcext:value-type="float">
            <text:p>48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oblación B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table:formula="of:=SUM([.B7:.E7]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percentage" office:value="0.8333" calcext:value-type="percentage">
            <text:p>83,33%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ocumentación técnic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table:formula="of:=SUM([.B8:.E8])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ocumentación guía de usuario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table:formula="of:=SUM([.B9:.E9])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rueba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SUM([.B10:.E10])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5" table:number-columns-repeated="4"/>
          <table:table-cell table:style-name="ce5" table:formula="of:=SUM([.B11:.E11]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2"/>
          <table:table-cell table:style-name="ce5" table:number-columns-repeated="4"/>
          <table:table-cell table:style-name="ce5" table:formula="of:=SUM([.B12:.E12]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Reunione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5" table:formula="of:=SUM([.B13:.E13])" office:value-type="float" office:value="77" calcext:value-type="float">
            <text:p>77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Aprendizaje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table:formula="of:=SUM([.B14:.E14])" office:value-type="float" office:value="27" calcext:value-type="float">
            <text:p>27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Otros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table:formula="of:=SUM([.B15:.E15])" office:value-type="float" office:value="43" calcext:value-type="float">
            <text:p>43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table:number-columns-repeated="4"/>
          <table:table-cell table:style-name="ce3" table:formula="of:=SUM([.F3:.F15])" office:value-type="float" office:value="242" calcext:value-type="float">
            <text:p>242</text:p>
          </table:table-cell>
          <table:table-cell table:style-name="ce3" table:formula="of:=SUM([.G3:.G15])*1.27" office:value-type="float" office:value="212.09" calcext:value-type="float">
            <text:p>212,09</text:p>
          </table:table-cell>
          <table:table-cell table:style-name="ce3" office:value-type="float" office:value="339" calcext:value-type="float">
            <text:p>339</text:p>
          </table:table-cell>
          <table:table-cell table:style-name="ce3"/>
          <table:table-cell table:number-columns-repeated="2"/>
        </table:table-row>
        <table:table-row table:style-name="ro2" table:number-rows-repeated="104855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 style:data-style-name="N2" text:time-value="0000-00-00T00:00:03.5654620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04-25T13:40:29.124544781</dc:date>
    <dc:creator>Alejandro </dc:creator>
    <meta:editing-duration>PT4M41S</meta:editing-duration>
    <meta:editing-cycles>3</meta:editing-cycles>
    <meta:document-statistic meta:table-count="1" meta:cell-count="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11.133cm" svg:y="3.706cm" style:legend-expansion="high" chart:style-name="ch2"/>
        <chart:plot-area chart:style-name="ch3" table:cell-range-address="Hoja1.F1:Hoja1.H16" chart:data-source-has-labels="row" svg:x="0.769cm" svg:y="0.855cm" svg:width="9.726cm" svg:height="7.551cm">
          <chartooo:coordinate-region svg:x="1.576cm" svg:y="1.055cm" svg:width="8.919cm" svg:height="6.7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F3:Hoja1.F16" chart:label-cell-address="Hoja1.F1:Hoja1.F2" chart:class="chart:bar">
            <chart:data-point chart:repeated="14"/>
          </chart:series>
          <chart:series chart:style-name="ch8" chart:values-cell-range-address="Hoja1.G3:Hoja1.G16" chart:label-cell-address="Hoja1.G1:Hoja1.G2" chart:class="chart:bar">
            <chart:data-point chart:repeated="14"/>
          </chart:series>
          <chart:series chart:style-name="ch9" chart:values-cell-range-address="Hoja1.H3:Hoja1.H16" chart:label-cell-address="Hoja1.H1:Hoja1.H2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>Total</text:p>
                  </text:list-item>
                  <text:list-item>
                    <text:p/>
                  </text:list-item>
                </text:list>
                <draw:g>
                  <svg:desc>Hoja1.F1:Hoja1.F2</svg:desc>
                </draw:g>
              </table:table-cell>
              <table:table-cell office:value-type="string">
                <text:p>Estimadas</text:p>
                <text:list>
                  <text:list-item>
                    <text:p>Estimadas</text:p>
                  </text:list-item>
                  <text:list-item>
                    <text:p/>
                  </text:list-item>
                </text:list>
                <draw:g>
                  <svg:desc>Hoja1.G1:Hoja1.G2</svg:desc>
                </draw:g>
              </table:table-cell>
              <table:table-cell office:value-type="string">
                <text:p>Estimadas con correccion</text:p>
                <text:list>
                  <text:list-item>
                    <text:p>Estimadas con correccion</text:p>
                  </text:list-item>
                  <text:list-item>
                    <text:p/>
                  </text:list-item>
                </text:list>
                <draw:g>
                  <svg:desc>Hoja1.H1:Hoja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Hoja1.F3:Hoja1.F16</svg:desc>
                </draw:g>
              </table:table-cell>
              <table:table-cell office:value-type="float" office:value="90">
                <text:p>90</text:p>
                <draw:g>
                  <svg:desc>Hoja1.G3:Hoja1.G16</svg:desc>
                </draw:g>
              </table:table-cell>
              <table:table-cell office:value-type="float" office:value="144">
                <text:p>144</text:p>
                <draw:g>
                  <svg:desc>Hoja1.H3:Hoja1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2">
                <text:p>242</text:p>
              </table:table-cell>
              <table:table-cell office:value-type="float" office:value="212.09">
                <text:p>212.09</text:p>
              </table:table-cell>
              <table:table-cell office:value-type="float" office:value="339">
                <text:p>3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